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8cm" table:align="margins"/>
    </style:style>
    <style:style style:name="Tabelle4.A" style:family="table-column">
      <style:table-column-properties style:column-width="0.7cm" style:rel-column-width="2549*"/>
    </style:style>
    <style:style style:name="Tabelle4.B" style:family="table-column">
      <style:table-column-properties style:column-width="2.35cm" style:rel-column-width="8553*"/>
    </style:style>
    <style:style style:name="Tabelle4.C" style:family="table-column">
      <style:table-column-properties style:column-width="2.701cm" style:rel-column-width="9831*"/>
    </style:style>
    <style:style style:name="Tabelle4.D" style:family="table-column">
      <style:table-column-properties style:column-width="1.251cm" style:rel-column-width="4553*"/>
    </style:style>
    <style:style style:name="Tabelle4.F" style:family="table-column">
      <style:table-column-properties style:column-width="9.749cm" style:rel-column-width="3549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2.233cm" style:rel-column-width="1266*"/>
    </style:style>
    <style:style style:name="Tabelle1.B" style:family="table-column">
      <style:table-column-properties style:column-width="2.794cm" style:rel-column-width="158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8.999cm" table:align="margins"/>
    </style:style>
    <style:style style:name="Tabelle2.A" style:family="table-column">
      <style:table-column-properties style:column-width="5.175cm" style:rel-column-width="37685*"/>
    </style:style>
    <style:style style:name="Tabelle2.B" style:family="table-column">
      <style:table-column-properties style:column-width="0.776cm" style:rel-column-width="5649*"/>
    </style:style>
    <style:style style:name="Tabelle2.C" style:family="table-column">
      <style:table-column-properties style:column-width="1.035cm" style:rel-column-width="7537*"/>
    </style:style>
    <style:style style:name="Tabelle2.E" style:family="table-column">
      <style:table-column-properties style:column-width="0.979cm" style:rel-column-width="712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" style:family="table">
      <style:table-properties style:width="8.999cm" table:align="margins"/>
    </style:style>
    <style:style style:name="Tabelle3.A" style:family="table-column">
      <style:table-column-properties style:column-width="5.175cm" style:rel-column-width="37685*"/>
    </style:style>
    <style:style style:name="Tabelle3.B" style:family="table-column">
      <style:table-column-properties style:column-width="0.776cm" style:rel-column-width="5649*"/>
    </style:style>
    <style:style style:name="Tabelle3.C" style:family="table-column">
      <style:table-column-properties style:column-width="1.035cm" style:rel-column-width="7537*"/>
    </style:style>
    <style:style style:name="Tabelle3.E" style:family="table-column">
      <style:table-column-properties style:column-width="0.979cm" style:rel-column-width="712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Candar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ndar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ndara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frame" style:horizontal-pos="from-left" style:horizontal-rel="fram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4" text:anchor-type="page" text:anchor-page-number="1" svg:x="1.499cm" svg:y="19.5cm" svg:width="18cm" draw:z-index="43">
        <draw:text-box fo:min-height="0.91cm">
          <table:table table:name="Tabelle4" table:style-name="Tabelle4">
            <table:table-column table:style-name="Tabelle4.A"/>
            <table:table-column table:style-name="Tabelle4.B"/>
            <table:table-column table:style-name="Tabelle4.C"/>
            <table:table-column table:style-name="Tabelle4.D" table:number-columns-repeated="2"/>
            <table:table-column table:style-name="Tabelle4.F"/>
            <table:table-row>
              <table:table-cell table:style-name="Tabelle4.A1" office:value-type="string">
                <text:p text:style-name="P2">Nr.</text:p>
              </table:table-cell>
              <table:table-cell table:style-name="Tabelle4.A1" office:value-type="string">
                <text:p text:style-name="P2">Name</text:p>
              </table:table-cell>
              <table:table-cell table:style-name="Tabelle4.A1" office:value-type="string">
                <text:p text:style-name="P2">Aufgabe</text:p>
              </table:table-cell>
              <table:table-cell table:style-name="Tabelle4.A1" office:value-type="string">
                <text:p text:style-name="P2">ANG</text:p>
              </table:table-cell>
              <table:table-cell table:style-name="Tabelle4.A1" office:value-type="string">
                <text:p text:style-name="P2">VRT</text:p>
              </table:table-cell>
              <table:table-cell table:style-name="Tabelle4.F1" office:value-type="string">
                <text:p text:style-name="P2">Notizen</text:p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  <table:table-row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A2" office:value-type="string">
                <text:p text:style-name="P2"/>
              </table:table-cell>
              <table:table-cell table:style-name="Tabelle4.F2" office:value-type="string">
                <text:p text:style-name="P2"/>
              </table:table-cell>
            </table:table-row>
          </table:table>
          <text:p text:style-name="Frame_20_contents"/>
        </draw:text-box>
      </draw:frame>
      <text:p text:style-name="P1">- Space RPG – Schiffsinventar - </text:p>
      <text:p text:style-name="Standard"/>
      <text:p text:style-name="Standard"><draw:frame draw:style-name="fr2" draw:name="Rahmen1" text:anchor-type="paragraph" svg:x="0cm" svg:y="0.31cm" svg:width="19.001cm" draw:z-index="0"><draw:text-box fo:min-height="2.161cm"><table:table table:name="Tabelle1" table:style-name="Tabelle1"><table:table-column table:style-name="Tabelle1.A"/><table:table-column table:style-name="Tabelle1.B" table:number-columns-repeated="6"/><table:table-row><table:table-cell table:style-name="Tabelle1.A1" office:value-type="string"><text:p text:style-name="P2"/></table:table-cell><table:table-cell table:style-name="Tabelle1.A1" office:value-type="string"><text:p text:style-name="P2">Crewmitglieder</text:p></table:table-cell><table:table-cell table:style-name="Tabelle1.A1" office:value-type="string"><text:p text:style-name="P2">Innendronen</text:p></table:table-cell><table:table-cell table:style-name="Tabelle1.A1" office:value-type="string"><text:p text:style-name="P2">Außendronen</text:p></table:table-cell><table:table-cell table:style-name="Tabelle1.A1" office:value-type="string"><text:p text:style-name="P2">Lagerraum</text:p></table:table-cell><table:table-cell table:style-name="Tabelle1.A1" office:value-type="string"><text:p text:style-name="P2">Raumschiffe</text:p></table:table-cell><table:table-cell table:style-name="Tabelle1.G1" office:value-type="string"><text:p text:style-name="P2">Fahrzeuge</text:p></table:table-cell></table:table-row><table:table-row><table:table-cell table:style-name="Tabelle1.A2" office:value-type="string"><text:p text:style-name="P2">Aktuell</text:p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G2" office:value-type="string"><text:p text:style-name="P2"/></table:table-cell></table:table-row><table:table-row><table:table-cell table:style-name="Tabelle1.A2" office:value-type="string"><text:p text:style-name="P2">Maximum</text:p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A2" office:value-type="string"><text:p text:style-name="P2"/></table:table-cell><table:table-cell table:style-name="Tabelle1.G2" office:value-type="string"><text:p text:style-name="P2"/></table:table-cell></table:table-row></table:table><text:p text:style-name="Frame_20_contents"/></draw:text-box></draw:frame><draw:frame draw:style-name="fr2" draw:name="Rahmen2" text:anchor-type="paragraph" svg:x="0.499cm" svg:y="2.499cm" svg:width="8.999cm" draw:z-index="1"><draw:text-box fo:min-height="1.041cm"><draw:rect text:anchor-type="frame" draw:z-index="2" draw:style-name="gr1" draw:text-style-name="P5" svg:width="0.398cm" svg:height="0.398cm" svg:x="8.301cm" svg:y="1.409cm"><text:p/></draw:rect><draw:rect text:anchor-type="frame" draw:z-index="3" draw:style-name="gr1" draw:text-style-name="P5" svg:width="0.398cm" svg:height="0.398cm" svg:x="8.301cm" svg:y="2.11cm"><text:p/></draw:rect><draw:rect text:anchor-type="frame" draw:z-index="4" draw:style-name="gr1" draw:text-style-name="P5" svg:width="0.398cm" svg:height="0.398cm" svg:x="8.301cm" svg:y="2.81cm"><text:p/></draw:rect><draw:rect text:anchor-type="frame" draw:z-index="5" draw:style-name="gr1" draw:text-style-name="P5" svg:width="0.398cm" svg:height="0.398cm" svg:x="8.301cm" svg:y="4.81cm"><text:p/></draw:rect><draw:rect text:anchor-type="frame" draw:z-index="6" draw:style-name="gr1" draw:text-style-name="P5" svg:width="0.398cm" svg:height="0.398cm" svg:x="8.301cm" svg:y="3.51cm"><text:p/></draw:rect><draw:rect text:anchor-type="frame" draw:z-index="7" draw:style-name="gr1" draw:text-style-name="P5" svg:width="0.398cm" svg:height="0.398cm" svg:x="8.301cm" svg:y="4.209cm"><text:p/></draw:rect><draw:rect text:anchor-type="frame" draw:z-index="8" draw:style-name="gr1" draw:text-style-name="P5" svg:width="0.398cm" svg:height="0.398cm" svg:x="8.301cm" svg:y="5.509cm"><text:p/></draw:rect><draw:rect text:anchor-type="frame" draw:z-index="9" draw:style-name="gr1" draw:text-style-name="P5" svg:width="0.398cm" svg:height="0.398cm" svg:x="8.301cm" svg:y="6.23cm"><text:p/></draw:rect><draw:rect text:anchor-type="frame" draw:z-index="10" draw:style-name="gr1" draw:text-style-name="P5" svg:width="0.398cm" svg:height="0.398cm" svg:x="8.301cm" svg:y="6.879cm"><text:p/></draw:rect><draw:rect text:anchor-type="frame" draw:z-index="11" draw:style-name="gr1" draw:text-style-name="P5" svg:width="0.398cm" svg:height="0.398cm" svg:x="8.301cm" svg:y="7.541cm"><text:p/></draw:rect><draw:rect text:anchor-type="frame" draw:z-index="12" draw:style-name="gr1" draw:text-style-name="P5" svg:width="0.398cm" svg:height="0.398cm" svg:x="8.301cm" svg:y="8.276cm"><text:p/></draw:rect><draw:rect text:anchor-type="frame" draw:z-index="13" draw:style-name="gr1" draw:text-style-name="P5" svg:width="0.398cm" svg:height="0.398cm" svg:x="8.301cm" svg:y="8.973cm"><text:p/></draw:rect><draw:rect text:anchor-type="frame" draw:z-index="14" draw:style-name="gr1" draw:text-style-name="P5" svg:width="0.398cm" svg:height="0.398cm" svg:x="8.301cm" svg:y="9.634cm"><text:p/></draw:rect><draw:rect text:anchor-type="frame" draw:z-index="15" draw:style-name="gr1" draw:text-style-name="P5" svg:width="0.398cm" svg:height="0.398cm" svg:x="8.301cm" svg:y="10.321cm"><text:p/></draw:rect><draw:rect text:anchor-type="frame" draw:z-index="16" draw:style-name="gr1" draw:text-style-name="P5" svg:width="0.398cm" svg:height="0.398cm" svg:x="8.301cm" svg:y="10.982cm"><text:p/></draw:rect><draw:rect text:anchor-type="frame" draw:z-index="17" draw:style-name="gr1" draw:text-style-name="P5" svg:width="0.398cm" svg:height="0.398cm" svg:x="8.301cm" svg:y="11.656cm"><text:p/></draw:rect><draw:rect text:anchor-type="frame" draw:z-index="18" draw:style-name="gr1" draw:text-style-name="P6" svg:width="0.399cm" svg:height="0.399cm" svg:x="8.301cm" svg:y="12.342cm"><text:p/></draw:rect><draw:rect text:anchor-type="frame" draw:z-index="19" draw:style-name="gr1" draw:text-style-name="P6" svg:width="0.399cm" svg:height="0.399cm" svg:x="8.301cm" svg:y="13.018cm"><text:p/></draw:rect><draw:rect text:anchor-type="frame" draw:z-index="20" draw:style-name="gr1" draw:text-style-name="P6" svg:width="0.399cm" svg:height="0.399cm" svg:x="8.301cm" svg:y="13.73cm"><text:p/></draw:rect><draw:rect text:anchor-type="frame" draw:z-index="21" draw:style-name="gr1" draw:text-style-name="P5" svg:width="0.398cm" svg:height="0.398cm" svg:x="8.301cm" svg:y="0.709cm"><text:p/></draw:rect><table:table table:name="Tabelle2" table:style-name="Tabelle2"><table:table-column table:style-name="Tabelle2.A"/><table:table-column table:style-name="Tabelle2.B"/><table:table-column table:style-name="Tabelle2.C" table:number-columns-repeated="2"/><table:table-column table:style-name="Tabelle2.E"/><table:table-row><table:table-cell table:style-name="Tabelle2.A1" office:value-type="string"><text:p text:style-name="P3">Gegenstand</text:p></table:table-cell><table:table-cell table:style-name="Tabelle2.A1" office:value-type="string"><text:p text:style-name="P3">#</text:p></table:table-cell><table:table-cell table:style-name="Tabelle2.A1" office:value-type="string"><text:p text:style-name="P3">Max.</text:p></table:table-cell><table:table-cell table:style-name="Tabelle2.A1" office:value-type="string"><text:p text:style-name="P3">Wert</text:p></table:table-cell><table:table-cell table:style-name="Tabelle2.E1" office:value-type="string"><text:p text:style-name="P3">Slot</text:p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6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table:table-row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A2" office:value-type="string"><text:p text:style-name="Table_20_Contents"/></table:table-cell><table:table-cell table:style-name="Tabelle2.E2" office:value-type="string"><text:p text:style-name="Table_20_Contents"/></table:table-cell></table:table-row></table:table><text:p text:style-name="Frame_20_contents"/></draw:text-box></draw:frame><draw:frame draw:style-name="fr2" draw:name="Rahmen3" text:anchor-type="paragraph" svg:x="9.497cm" svg:y="2.499cm" svg:width="8.999cm" draw:z-index="22"><draw:text-box fo:min-height="1.041cm"><draw:rect text:anchor-type="frame" draw:z-index="23" draw:style-name="gr1" draw:text-style-name="P5" svg:width="0.398cm" svg:height="0.398cm" svg:x="8.301cm" svg:y="0.709cm"><text:p/></draw:rect><draw:rect text:anchor-type="frame" draw:z-index="24" draw:style-name="gr1" draw:text-style-name="P5" svg:width="0.398cm" svg:height="0.398cm" svg:x="8.301cm" svg:y="1.409cm"><text:p/></draw:rect><draw:rect text:anchor-type="frame" draw:z-index="25" draw:style-name="gr1" draw:text-style-name="P5" svg:width="0.398cm" svg:height="0.398cm" svg:x="8.301cm" svg:y="2.11cm"><text:p/></draw:rect><draw:rect text:anchor-type="frame" draw:z-index="26" draw:style-name="gr1" draw:text-style-name="P5" svg:width="0.398cm" svg:height="0.398cm" svg:x="8.301cm" svg:y="2.81cm"><text:p/></draw:rect><draw:rect text:anchor-type="frame" draw:z-index="27" draw:style-name="gr1" draw:text-style-name="P5" svg:width="0.398cm" svg:height="0.398cm" svg:x="8.301cm" svg:y="4.81cm"><text:p/></draw:rect><draw:rect text:anchor-type="frame" draw:z-index="28" draw:style-name="gr1" draw:text-style-name="P5" svg:width="0.398cm" svg:height="0.398cm" svg:x="8.301cm" svg:y="3.51cm"><text:p/></draw:rect><draw:rect text:anchor-type="frame" draw:z-index="29" draw:style-name="gr1" draw:text-style-name="P5" svg:width="0.398cm" svg:height="0.398cm" svg:x="8.301cm" svg:y="4.209cm"><text:p/></draw:rect><draw:rect text:anchor-type="frame" draw:z-index="30" draw:style-name="gr1" draw:text-style-name="P5" svg:width="0.398cm" svg:height="0.398cm" svg:x="8.301cm" svg:y="5.509cm"><text:p/></draw:rect><draw:rect text:anchor-type="frame" draw:z-index="31" draw:style-name="gr1" draw:text-style-name="P5" svg:width="0.398cm" svg:height="0.398cm" svg:x="8.301cm" svg:y="6.23cm"><text:p/></draw:rect><draw:rect text:anchor-type="frame" draw:z-index="32" draw:style-name="gr1" draw:text-style-name="P5" svg:width="0.398cm" svg:height="0.398cm" svg:x="8.301cm" svg:y="6.879cm"><text:p/></draw:rect><draw:rect text:anchor-type="frame" draw:z-index="33" draw:style-name="gr1" draw:text-style-name="P5" svg:width="0.398cm" svg:height="0.398cm" svg:x="8.301cm" svg:y="7.541cm"><text:p/></draw:rect><draw:rect text:anchor-type="frame" draw:z-index="34" draw:style-name="gr1" draw:text-style-name="P5" svg:width="0.398cm" svg:height="0.398cm" svg:x="8.301cm" svg:y="8.276cm"><text:p/></draw:rect><draw:rect text:anchor-type="frame" draw:z-index="35" draw:style-name="gr1" draw:text-style-name="P5" svg:width="0.398cm" svg:height="0.398cm" svg:x="8.301cm" svg:y="8.973cm"><text:p/></draw:rect><draw:rect text:anchor-type="frame" draw:z-index="36" draw:style-name="gr1" draw:text-style-name="P5" svg:width="0.398cm" svg:height="0.398cm" svg:x="8.301cm" svg:y="9.634cm"><text:p/></draw:rect><draw:rect text:anchor-type="frame" draw:z-index="37" draw:style-name="gr1" draw:text-style-name="P5" svg:width="0.398cm" svg:height="0.398cm" svg:x="8.301cm" svg:y="10.321cm"><text:p/></draw:rect><draw:rect text:anchor-type="frame" draw:z-index="38" draw:style-name="gr1" draw:text-style-name="P5" svg:width="0.398cm" svg:height="0.398cm" svg:x="8.301cm" svg:y="10.982cm"><text:p/></draw:rect><draw:rect text:anchor-type="frame" draw:z-index="39" draw:style-name="gr1" draw:text-style-name="P5" svg:width="0.398cm" svg:height="0.398cm" svg:x="8.301cm" svg:y="11.656cm"><text:p/></draw:rect><draw:rect text:anchor-type="frame" draw:z-index="40" draw:style-name="gr1" draw:text-style-name="P6" svg:width="0.399cm" svg:height="0.399cm" svg:x="8.301cm" svg:y="12.342cm"><text:p/></draw:rect><draw:rect text:anchor-type="frame" draw:z-index="41" draw:style-name="gr1" draw:text-style-name="P6" svg:width="0.399cm" svg:height="0.399cm" svg:x="8.301cm" svg:y="13.018cm"><text:p/></draw:rect><draw:rect text:anchor-type="frame" draw:z-index="42" draw:style-name="gr1" draw:text-style-name="P6" svg:width="0.399cm" svg:height="0.399cm" svg:x="8.301cm" svg:y="13.73cm"><text:p/></draw:rect><table:table table:name="Tabelle3" table:style-name="Tabelle3"><table:table-column table:style-name="Tabelle3.A"/><table:table-column table:style-name="Tabelle3.B"/><table:table-column table:style-name="Tabelle3.C" table:number-columns-repeated="2"/><table:table-column table:style-name="Tabelle3.E"/><table:table-row><table:table-cell table:style-name="Tabelle3.A1" office:value-type="string"><text:p text:style-name="P3">Gegenstand</text:p></table:table-cell><table:table-cell table:style-name="Tabelle3.A1" office:value-type="string"><text:p text:style-name="P3">#</text:p></table:table-cell><table:table-cell table:style-name="Tabelle3.A1" office:value-type="string"><text:p text:style-name="P3">Max.</text:p></table:table-cell><table:table-cell table:style-name="Tabelle3.A1" office:value-type="string"><text:p text:style-name="P3">Wert</text:p></table:table-cell><table:table-cell table:style-name="Tabelle3.E1" office:value-type="string"><text:p text:style-name="P3">Slot</text:p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6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table:table-row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E2" office:value-type="string"><text:p text:style-name="Table_20_Contents"/></table:table-cell></table:table-row></table:table><text:p text:style-name="Frame_20_contents"/></draw:text-box></draw:frame></text:p>
      <text:p text:style-name="Standard"/>
      <text:p text:style-name="Standard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38S</meta:editing-duration>
    <meta:editing-cycles>48</meta:editing-cycles>
    <meta:generator>OpenOffice/4.1.3$Win32 OpenOffice.org_project/413m1$Build-9783</meta:generator>
    <dc:date>2018-05-28T16:13:35.52</dc:date>
    <meta:document-statistic meta:table-count="4" meta:image-count="0" meta:object-count="0" meta:page-count="1" meta:paragraph-count="25" meta:word-count="30" meta:character-count="184"/>
    <meta:user-defined meta:name="Info 1"/>
    <meta:user-defined meta:name="Info 2"/>
    <meta:user-defined meta:name="Info 3"/>
    <meta:user-defined meta:name="Info 4"/>
  </office:meta>
</office:document-meta>
</file>